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DejaVu Sans1" svg:font-family="'DejaVu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Preformatted_20_Text">
      <style:paragraph-properties fo:margin-top="0cm" fo:margin-bottom="0.499cm"/>
    </style:style>
    <style:style style:name="P3" style:family="paragraph" style:parent-style-name="Text_20_body" style:list-style-name="L2"/>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T1" style:family="text">
      <style:text-properties fo:font-weight="bold"/>
    </style:style>
    <style:style style:name="T2" style:family="text">
      <style:text-properties style:text-position="sub 5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öni on selvittää sanojen esiintyminen tekstitiedostossa. Eli ohjelmalle annetaan tekstitiedosto, joka luetaan ohjelmaan ja tämän jälkeen kysytään haettavaa sanaa tai sanoja. Tämän jälkeen ohjelma tulostaa sanojen sijainnit dokumentissa. Työni tulee koostumaan taulukoista ja puista. Puuni tulee käyttämään apuna trie-rakennetta, jotta jokainen sana on luettavissa. Puu tulee olemaan järjestetty maksimitaulukko. Järjestettyyn maksimitaulukkoa käytetään vaikka sen luominen vie aikaa, saadaan todellinen hyöty irti kun hakuja tehdään. Taulukkoon tallennetaan siis aakkoset ja numerot 1-0, jotta myös numeroaliset haut ovat mahdollisia. Apuna tullaan käyttämään kahta taulukkoa, joka tunnistaa rivin ja toista joka tunnistaa sanat. Näin haun tulosta annettaessa voidaan helposti kertoa millä rivillä haettu sana on. Haku puolestaan toteutetaan binäärihaulla, joka on tehokas järjestetyn taulukon vuoksi. </text:p>
      <text:p text:style-name="Standard"/>
      <text:p text:style-name="Standard">Toteutus aloitetaan käyttämällä vain englanninkielisiä tekstejä ja laajennetaan aikataulun puitteissa koskemaan ja ymmärtämään myös skandi-merkistöä. Tämä rajaus siis merkistön vuoksi. Toisena rajauksena aluksi voidaan pitää, että työ käsittelee aluksi vain yhtä tiedostoa. Laajennuksena voidaan lukea useampia tiedostoja, jolloin ohjelman tulee myös tunnistaa mistä tiedostosta on kyse.</text:p>
      <text:p text:style-name="Standard"/>
      <text:p text:style-name="Standard">Aikavaativuus trie-rakenteelle on O(1) (Luukaisen materiaali trie-rakenteesta: <text:a xlink:type="simple" xlink:href="http://www.cs.helsinki.fi/u/ejunttil/opetus/tiraharjoitus/trie.html">http://www.cs.helsinki.fi/u/ejunttil/opetus/tiraharjoitus/trie.html</text:a> ) tilavaativuus puolestaan on O(lasten maksimimäärä). Binäärihaun aikavaativuus on O(log<text:span text:style-name="T2">2</text:span> n).</text:p>
      <text:p text:style-name="Standard"/>
      <text:p text:style-name="Standard">Projekti kirjoitetaan Javalla ja sen kehitystä tallennetaan Githubiin osoitteeseen: <text:s/><text:a xlink:type="simple" xlink:href="https://github.com/piakumpu/Tira.git">https://github.com/piakumpu/Tira.git</text:a>. Kehitysympäristönä käytetään Netbeansia. Testaus hoidetaan Junitia avuksi käyttämällä. </text:p>
      <text:h text:style-name="Heading_20_3" text:outline-level="3"/>
      <text:h text:style-name="Heading_20_3" text:outline-level="3">Tehtävän anto:</text:h>
      <text:p text:style-name="Standard"/>
      <text:p text:style-name="P1"><text:span text:style-name="T1">Sanaindeksi</text:span> </text:p>
      <text:p text:style-name="Text_20_body">Sanaindeksi on tietorakenne, johon luetaan tekstiaineisto. Tämän jälkeen rakenne osaa hakea syötteenä annettuja sanoja tai sananalkuja sisältävät rivit (AND-hakuna, ks. esimerkki) ja tulostaa ne. Ohjelman on tuettava useamman sanan hakemista kerrallaan useammasta tiedostosta. Ajatus on, että aineiston jäsentäminen muistiin on kerran suoritettava raskas toimenpide, mutta tämän jälkeen voidaan tehdä useita hakuja nopeasti. Käytä <text:a xlink:type="simple" xlink:href="http://www.cs.helsinki.fi/u/ejunttil/opetus/tiraharjoitus/trie.html">trie-rakennetta</text:a> ja toteuta lasten talletus jollain tehokkaalla tavalla. Tehokas indeksoija myös säilyttää tekstitiedoston levyllä, ja hakee pyynnöstä vain tarvittavat osat siitä (ks. <text:a xlink:type="simple" xlink:href="http://java.sun.com/j2se/1.4.2/docs/api/java/io/RandomAccessFile.html">RandomAccessFile</text:a>). </text:p>
      <text:p text:style-name="Text_20_body">Esimerkki toiminnasta: </text:p>
      <text:p text:style-name="Preformatted_20_Text">&gt; hae vanha</text:p>
      <text:p text:style-name="Preformatted_20_Text"/>
      <text:p text:style-name="Preformatted_20_Text">kalev1.txt:34:vyöltä vanhan Väinämöisen,</text:p>
      <text:p text:style-name="Preformatted_20_Text">kalev1.txt:294:Vaka vanha Väinämöinen</text:p>
      <text:p text:style-name="Preformatted_20_Text">kalev2.txt:46:Vaka vanha Väinämöinen</text:p>
      <text:p text:style-name="Preformatted_20_Text">kalev2.txt:92:Silloin vanha Väinämöinen</text:p>
      <text:p text:style-name="Preformatted_20_Text">kalev2.txt:104:Siitä vanha Väinämöinen</text:p>
      <text:p text:style-name="Preformatted_20_Text">kalev2.txt:128:Vaka vanha Väinämöinen</text:p>
      <text:p text:style-name="Preformatted_20_Text">kalev2.txt:146:Vaka vanha Väinämöinen</text:p>
      <text:p text:style-name="Preformatted_20_Text">kalev2.txt:240:Siitä vanha Väinämöinen</text:p>
      <text:p text:style-name="Preformatted_20_Text">kalev2.txt:260:Vaka vanha Väinämöinen</text:p>
      <text:p text:style-name="Preformatted_20_Text">kalev2.txt:274:Sanoi vanha Väinämöinen:</text:p>
      <text:p text:style-name="Preformatted_20_Text">kalev2.txt:290:Siitä vanha Väinämöinen</text:p>
      <text:p text:style-name="Preformatted_20_Text">kalev2.txt:355:vaka vanha Väinämöinen</text:p>
      <text:p text:style-name="Preformatted_20_Text">kalev2.txt:362:Siinä vanha Väinämöinen</text:p>
      <text:p text:style-name="Preformatted_20_Text"><text:soft-page-break/>kalev2.txt:368:Sanoi vanha Väinämöinen:</text:p>
      <text:p text:style-name="Preformatted_20_Text"/>
      <text:p text:style-name="Preformatted_20_Text">&gt; hae vanha vaka</text:p>
      <text:p text:style-name="Preformatted_20_Text"/>
      <text:p text:style-name="Preformatted_20_Text">kalev1.txt:294:Vaka vanha Väinämöinen</text:p>
      <text:p text:style-name="Preformatted_20_Text">kalev2.txt:46:Vaka vanha Väinämöinen</text:p>
      <text:p text:style-name="Preformatted_20_Text">kalev2.txt:128:Vaka vanha Väinämöinen</text:p>
      <text:p text:style-name="Preformatted_20_Text">kalev2.txt:146:Vaka vanha Väinämöinen</text:p>
      <text:p text:style-name="Preformatted_20_Text">kalev2.txt:260:Vaka vanha Väinämöinen</text:p>
      <text:p text:style-name="P2">kalev2.txt:355:vaka vanha Väinämöi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DejaVu Sans1" svg:font-family="'DejaVu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ejaVu Sans1" style:font-size-asian="10pt" style:font-name-complex="Bitstream Vera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a Kumpulainen</meta:initial-creator>
    <meta:creation-date>2012-07-31T18:00:18</meta:creation-date>
    <dc:date>2012-08-02T22:40:03</dc:date>
    <dc:creator>Pia Kumpulainen</dc:creator>
    <meta:editing-duration>PT24H02M02S</meta:editing-duration>
    <meta:editing-cycles>23</meta:editing-cycles>
    <meta:generator>OpenOffice.org/3.2$Linux OpenOffice.org_project/320m12$Build-9483</meta:generator>
    <meta:document-statistic meta:table-count="0" meta:image-count="0" meta:object-count="0" meta:page-count="2" meta:paragraph-count="30" meta:word-count="406" meta:character-count="3201"/>
  </office:meta>
</office:document-meta>
</file>